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MML symbol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PMM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lation1.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ix:=</text:p>
          </table:table-cell>
          <table:table-cell office:value-type="string" calcext:value-type="string">
            <text:p>infix:&lt;mo form="infix"&gt;=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impl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ixr:\implies</text:p>
          </table:table-cell>
          <table:table-cell office:value-type="string" calcext:value-type="string">
            <text:p>infixr:&lt;mo form="infix"&gt;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ixl:\land</text:p>
          </table:table-cell>
          <table:table-cell office:value-type="string" calcext:value-type="string">
            <text:p>infixl:&lt;mo form="infix"&gt;∧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fixl:\lor</text:p>
          </table:table-cell>
          <table:table-cell office:value-type="string" calcext:value-type="string">
            <text:p>infixl:&lt;mo form="infix"&gt;∨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1.forall</text:p>
          </table:table-cell>
          <table:table-cell table:number-columns-repeated="2"/>
          <table:table-cell office:value-type="string" calcext:value-type="string">
            <text:p>sym:&lt;mo&gt;∀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1.exists</text:p>
          </table:table-cell>
          <table:table-cell table:number-columns-repeated="2"/>
          <table:table-cell office:value-type="string" calcext:value-type="string">
            <text:p>sym:&lt;mo&gt;∃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true</text:p>
          </table:table-cell>
          <table:table-cell table:number-columns-repeated="2"/>
          <table:table-cell office:value-type="string" calcext:value-type="string">
            <text:p>sym:&lt;mi&gt;true&lt;/mi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false</text:p>
          </table:table-cell>
          <table:table-cell table:number-columns-repeated="2"/>
          <table:table-cell office:value-type="string" calcext:value-type="string">
            <text:p>sym:&lt;mi&gt;false&lt;/mi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*</text:p>
          </table:table-cell>
          <table:table-cell office:value-type="string" calcext:value-type="string">
            <text:p>infixl:&lt;mo form="infix"&gt;⋅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divi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/</text:p>
          </table:table-cell>
          <table:table-cell office:value-type="string" calcext:value-type="string">
            <text:p>template:&lt;mfrac&gt;&lt;0/&gt;&lt;1/&gt;&lt;/mfrac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pl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+</text:p>
          </table:table-cell>
          <table:table-cell office:value-type="string" calcext:value-type="string">
            <text:p>infixl:&lt;mo form="infix"&gt;+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min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-</text:p>
          </table:table-cell>
          <table:table-cell office:value-type="string" calcext:value-type="string">
            <text:p>infixl:&lt;mo form="infix"&gt;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unary_minu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fix:-</text:p>
          </table:table-cell>
          <table:table-cell office:value-type="string" calcext:value-type="string">
            <text:p>prefix:&lt;mo form="prefix"&gt;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a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gc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lc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ow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rod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roo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:?</text:p>
          </table:table-cell>
          <table:table-cell office:value-type="string" calcext:value-type="string">
            <text:p>template:&lt;mroot&gt;&lt;0/&gt;&lt;1/&gt;&lt;/mroot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er1.factoria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stfix:!</text:p>
          </table:table-cell>
          <table:table-cell office:value-type="string" calcext:value-type="string">
            <text:p>postfix:&lt;mo form="postfix"&gt;!&lt;/mo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ulus1.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nth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partial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def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mplex_cartes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re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imagina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I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complex_po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arg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njug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estri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dom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an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dent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igh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amb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kern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predicate_on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righ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quoti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remain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ger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oriented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6:07:04.663950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4T18:49:11.551692326</meta:creation-date>
    <dc:date>2015-09-06T18:22:25.701023819</dc:date>
    <dc:creator>Dominique Unruh</dc:creator>
    <meta:editing-duration>PT16H17M20S</meta:editing-duration>
    <meta:editing-cycles>27</meta:editing-cycles>
    <meta:generator>LibreOffice/4.2.8.2$Linux_X86_64 LibreOffice_project/420m0$Build-2</meta:generator>
    <meta:document-statistic meta:table-count="1" meta:cell-count="98" meta:object-count="0"/>
  </office:meta>
</office:document-meta>
</file>